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Paragraph.newPageBrea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Paragraph.writeRtfSuffix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tfParagraph.setKeep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Paragraph.closeCurrent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Paragraph.newText( String str , Rtf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Paragraph.newLineBrea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Paragraph.close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Paragraph.newPag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Paragraph.newIm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Paragraph.mustWriteGroupMar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Paragraph.RtfParagraph( IRtfParagraphContainer parent , Writer w , Rtf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Paragraph.RtfParagraph( IRtfParagraphContainer parent , Writer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Paragraph.getTextContainerAttribu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tfParagraph.mustWriteAttribute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RtfParagraph.setRes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Paragraph.newText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Paragraph.closeCurrentHyperLin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Paragraph.newPageNumberCitation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Paragraph.writeRtfPrefix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RtfParagraph.newHyperLink( String str , Rtf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Paragraph.okToWriteRtf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tfParagraph.getTextAttribu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tfParagraph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